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2.43497"/>
          <table:table-cell office:value-type="float" office:value="2.224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495.0"/>
          <table:table-cell office:value-type="float" office:value="326412.0"/>
          <table:table-cell office:value-type="float" office:value="1287272.0"/>
          <table:table-cell office:value-type="float" office:value="202240.0"/>
          <table:table-cell office:value-type="float" office:value="0.0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2.52916"/>
          <table:table-cell office:value-type="float" office:value="2.377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2739.0"/>
          <table:table-cell office:value-type="float" office:value="326412.0"/>
          <table:table-cell office:value-type="float" office:value="1287273.0"/>
          <table:table-cell office:value-type="float" office:value="202240.0"/>
          <table:table-cell office:value-type="float" office:value="0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2.4104"/>
          <table:table-cell office:value-type="float" office:value="2.261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2773.0"/>
          <table:table-cell office:value-type="float" office:value="326412.0"/>
          <table:table-cell office:value-type="float" office:value="1287272.0"/>
          <table:table-cell office:value-type="float" office:value="202240.0"/>
          <table:table-cell office:value-type="float" office:value="0.0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2.4645"/>
          <table:table-cell office:value-type="float" office:value="2.299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4.0"/>
          <table:table-cell office:value-type="float" office:value="4889.0"/>
          <table:table-cell office:value-type="float" office:value="326412.0"/>
          <table:table-cell office:value-type="float" office:value="1287272.0"/>
          <table:table-cell office:value-type="float" office:value="202240.0"/>
          <table:table-cell office:value-type="float" office:value="0.0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2.52039"/>
          <table:table-cell office:value-type="float" office:value="2.351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8.0"/>
          <table:table-cell office:value-type="float" office:value="3285.0"/>
          <table:table-cell office:value-type="float" office:value="326412.0"/>
          <table:table-cell office:value-type="float" office:value="1287273.0"/>
          <table:table-cell office:value-type="float" office:value="202240.0"/>
          <table:table-cell office:value-type="float" office:value="0.0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2.62466"/>
          <table:table-cell office:value-type="float" office:value="2.463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423.0"/>
          <table:table-cell office:value-type="float" office:value="379494.0"/>
          <table:table-cell office:value-type="float" office:value="1495242.0"/>
          <table:table-cell office:value-type="float" office:value="228080.0"/>
          <table:table-cell office:value-type="float" office:value="0.0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2.71503"/>
          <table:table-cell office:value-type="float" office:value="2.528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2.0"/>
          <table:table-cell office:value-type="float" office:value="4752.0"/>
          <table:table-cell office:value-type="float" office:value="379494.0"/>
          <table:table-cell office:value-type="float" office:value="1495242.0"/>
          <table:table-cell office:value-type="float" office:value="228080.0"/>
          <table:table-cell office:value-type="float" office:value="0.0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2.66505"/>
          <table:table-cell office:value-type="float" office:value="2.45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2604.0"/>
          <table:table-cell office:value-type="float" office:value="379494.0"/>
          <table:table-cell office:value-type="float" office:value="1495243.0"/>
          <table:table-cell office:value-type="float" office:value="228080.0"/>
          <table:table-cell office:value-type="float" office:value="0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2.64731"/>
          <table:table-cell office:value-type="float" office:value="2.433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2805.0"/>
          <table:table-cell office:value-type="float" office:value="379494.0"/>
          <table:table-cell office:value-type="float" office:value="1495244.0"/>
          <table:table-cell office:value-type="float" office:value="228080.0"/>
          <table:table-cell office:value-type="float" office:value="0.0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2.60989"/>
          <table:table-cell office:value-type="float" office:value="2.457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2705.0"/>
          <table:table-cell office:value-type="float" office:value="379494.0"/>
          <table:table-cell office:value-type="float" office:value="1495244.0"/>
          <table:table-cell office:value-type="float" office:value="228080.0"/>
          <table:table-cell office:value-type="float" office:value="0.0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839606"/>
          <table:table-cell office:value-type="float" office:value="0.74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409.0"/>
          <table:table-cell office:value-type="float" office:value="104962.0"/>
          <table:table-cell office:value-type="float" office:value="407983.0"/>
          <table:table-cell office:value-type="float" office:value="92792.0"/>
          <table:table-cell office:value-type="float" office:value="0.0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833475"/>
          <table:table-cell office:value-type="float" office:value="0.73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264.0"/>
          <table:table-cell office:value-type="float" office:value="104962.0"/>
          <table:table-cell office:value-type="float" office:value="407983.0"/>
          <table:table-cell office:value-type="float" office:value="92796.0"/>
          <table:table-cell office:value-type="float" office:value="0.0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770765"/>
          <table:table-cell office:value-type="float" office:value="0.687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331.0"/>
          <table:table-cell office:value-type="float" office:value="104962.0"/>
          <table:table-cell office:value-type="float" office:value="407983.0"/>
          <table:table-cell office:value-type="float" office:value="90448.0"/>
          <table:table-cell office:value-type="float" office:value="0.0"/>
          <table:table-cell office:value-type="float" office:value="0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745916"/>
          <table:table-cell office:value-type="float" office:value="0.65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298.0"/>
          <table:table-cell office:value-type="float" office:value="104962.0"/>
          <table:table-cell office:value-type="float" office:value="407983.0"/>
          <table:table-cell office:value-type="float" office:value="92792.0"/>
          <table:table-cell office:value-type="float" office:value="0.0"/>
          <table:table-cell office:value-type="float" office:value="0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775697"/>
          <table:table-cell office:value-type="float" office:value="0.656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242.0"/>
          <table:table-cell office:value-type="float" office:value="104962.0"/>
          <table:table-cell office:value-type="float" office:value="407983.0"/>
          <table:table-cell office:value-type="float" office:value="90448.0"/>
          <table:table-cell office:value-type="float" office:value="0.0"/>
          <table:table-cell office:value-type="float" office:value="0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3.00684"/>
          <table:table-cell office:value-type="float" office:value="2.865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2721.0"/>
          <table:table-cell office:value-type="float" office:value="298074.0"/>
          <table:table-cell office:value-type="float" office:value="1175925.0"/>
          <table:table-cell office:value-type="float" office:value="185388.0"/>
          <table:table-cell office:value-type="float" office:value="0.0"/>
          <table:table-cell office:value-type="float" office:value="0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2.14146"/>
          <table:table-cell office:value-type="float" office:value="1.987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2515.0"/>
          <table:table-cell office:value-type="float" office:value="298074.0"/>
          <table:table-cell office:value-type="float" office:value="1175924.0"/>
          <table:table-cell office:value-type="float" office:value="185156.0"/>
          <table:table-cell office:value-type="float" office:value="0.0"/>
          <table:table-cell office:value-type="float" office:value="0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2.08019"/>
          <table:table-cell office:value-type="float" office:value="1.939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2529.0"/>
          <table:table-cell office:value-type="float" office:value="298074.0"/>
          <table:table-cell office:value-type="float" office:value="1175924.0"/>
          <table:table-cell office:value-type="float" office:value="187632.0"/>
          <table:table-cell office:value-type="float" office:value="0.0"/>
          <table:table-cell office:value-type="float" office:value="0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2.28187"/>
          <table:table-cell office:value-type="float" office:value="2.1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590.0"/>
          <table:table-cell office:value-type="float" office:value="298074.0"/>
          <table:table-cell office:value-type="float" office:value="1175924.0"/>
          <table:table-cell office:value-type="float" office:value="185156.0"/>
          <table:table-cell office:value-type="float" office:value="0.0"/>
          <table:table-cell office:value-type="float" office:value="0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2.24749"/>
          <table:table-cell office:value-type="float" office:value="2.068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2650.0"/>
          <table:table-cell office:value-type="float" office:value="298074.0"/>
          <table:table-cell office:value-type="float" office:value="1175926.0"/>
          <table:table-cell office:value-type="float" office:value="185156.0"/>
          <table:table-cell office:value-type="float" office:value="0.0"/>
          <table:table-cell office:value-type="float" office:value="0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31352"/>
          <table:table-cell office:value-type="float" office:value="0.24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545.0"/>
          <table:table-cell office:value-type="float" office:value="32711.0"/>
          <table:table-cell office:value-type="float" office:value="127392.0"/>
          <table:table-cell office:value-type="float" office:value="55324.0"/>
          <table:table-cell office:value-type="float" office:value="0.0"/>
          <table:table-cell office:value-type="float" office:value="0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IN([.$M23])" office:value-type="float"/>
          <table:table-cell table:formula="of:=MIN([.$N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EDIAN([.$M23])" office:value-type="float"/>
          <table:table-cell table:formula="of:=MEDIAN([.$N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  <table:table-cell table:formula="of:=MAX([.$M23])" office:value-type="float"/>
          <table:table-cell table:formula="of:=MAX([.$N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339422"/>
          <table:table-cell office:value-type="float" office:value="0.23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540.0"/>
          <table:table-cell office:value-type="float" office:value="32711.0"/>
          <table:table-cell office:value-type="float" office:value="127392.0"/>
          <table:table-cell office:value-type="float" office:value="49016.0"/>
          <table:table-cell office:value-type="float" office:value="0.0"/>
          <table:table-cell office:value-type="float" office:value="0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IN([.$M24])" office:value-type="float"/>
          <table:table-cell table:formula="of:=MIN([.$N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EDIAN([.$M24])" office:value-type="float"/>
          <table:table-cell table:formula="of:=MEDIAN([.$N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  <table:table-cell table:formula="of:=MAX([.$M24])" office:value-type="float"/>
          <table:table-cell table:formula="of:=MAX([.$N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316894"/>
          <table:table-cell office:value-type="float" office:value="0.23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1.0"/>
          <table:table-cell office:value-type="float" office:value="32711.0"/>
          <table:table-cell office:value-type="float" office:value="127392.0"/>
          <table:table-cell office:value-type="float" office:value="55588.0"/>
          <table:table-cell office:value-type="float" office:value="0.0"/>
          <table:table-cell office:value-type="float" office:value="0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IN([.$M25])" office:value-type="float"/>
          <table:table-cell table:formula="of:=MIN([.$N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EDIAN([.$M25])" office:value-type="float"/>
          <table:table-cell table:formula="of:=MEDIAN([.$N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  <table:table-cell table:formula="of:=MAX([.$M25])" office:value-type="float"/>
          <table:table-cell table:formula="of:=MAX([.$N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358988"/>
          <table:table-cell office:value-type="float" office:value="0.26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24.0"/>
          <table:table-cell office:value-type="float" office:value="32711.0"/>
          <table:table-cell office:value-type="float" office:value="127392.0"/>
          <table:table-cell office:value-type="float" office:value="49016.0"/>
          <table:table-cell office:value-type="float" office:value="0.0"/>
          <table:table-cell office:value-type="float" office:value="0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IN([.$M26])" office:value-type="float"/>
          <table:table-cell table:formula="of:=MIN([.$N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EDIAN([.$M26])" office:value-type="float"/>
          <table:table-cell table:formula="of:=MEDIAN([.$N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  <table:table-cell table:formula="of:=MAX([.$M26])" office:value-type="float"/>
          <table:table-cell table:formula="of:=MAX([.$N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266736"/>
          <table:table-cell office:value-type="float" office:value="0.18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529.0"/>
          <table:table-cell office:value-type="float" office:value="32711.0"/>
          <table:table-cell office:value-type="float" office:value="127392.0"/>
          <table:table-cell office:value-type="float" office:value="44444.0"/>
          <table:table-cell office:value-type="float" office:value="0.0"/>
          <table:table-cell office:value-type="float" office:value="0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IN([.$M27])" office:value-type="float"/>
          <table:table-cell table:formula="of:=MIN([.$N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EDIAN([.$M27])" office:value-type="float"/>
          <table:table-cell table:formula="of:=MEDIAN([.$N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  <table:table-cell table:formula="of:=MAX([.$M27])" office:value-type="float"/>
          <table:table-cell table:formula="of:=MAX([.$N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O3:.$O27])^2)^0.5" office:value-type="float"/>
          <table:table-cell table:number-matrix-columns-spanned="1" table:number-matrix-rows-spanned="1" table:formula="of:=SUM(([.C3:.C27]-[.$P3:.$P27])^2)^0.5" office:value-type="float"/>
          <table:table-cell table:number-matrix-columns-spanned="1" table:number-matrix-rows-spanned="1" table:formula="of:=SUM(([.D3:.D27]-[.$Q3:.$Q27])^2)^0.5" office:value-type="float"/>
          <table:table-cell table:number-matrix-columns-spanned="1" table:number-matrix-rows-spanned="1" table:formula="of:=SUM(([.E3:.E27]-[.$R3:.$R27])^2)^0.5" office:value-type="float"/>
          <table:table-cell table:number-matrix-columns-spanned="1" table:number-matrix-rows-spanned="1" table:formula="of:=SUM(([.F3:.F27]-[.$S3:.$S27])^2)^0.5" office:value-type="float"/>
          <table:table-cell table:number-matrix-columns-spanned="1" table:number-matrix-rows-spanned="1" table:formula="of:=SUM(([.G3:.G27]-[.$T3:.$T27])^2)^0.5" office:value-type="float"/>
          <table:table-cell table:number-matrix-columns-spanned="1" table:number-matrix-rows-spanned="1" table:formula="of:=SUM(([.H3:.H27]-[.$U3:.$U27])^2)^0.5" office:value-type="float"/>
          <table:table-cell table:number-matrix-columns-spanned="1" table:number-matrix-rows-spanned="1" table:formula="of:=SUM(([.I3:.I27]-[.$V3:.$V27])^2)^0.5" office:value-type="float"/>
          <table:table-cell table:number-matrix-columns-spanned="1" table:number-matrix-rows-spanned="1" table:formula="of:=SUM(([.J3:.J27]-[.$W3:.$W27])^2)^0.5" office:value-type="float"/>
          <table:table-cell table:number-matrix-columns-spanned="1" table:number-matrix-rows-spanned="1" table:formula="of:=SUM(([.K3:.K27]-[.$X3:.$X27])^2)^0.5" office:value-type="float"/>
          <table:table-cell table:number-matrix-columns-spanned="1" table:number-matrix-rows-spanned="1" table:formula="of:=SUM(([.L3:.L27]-[.$Y3:.$Y27])^2)^0.5" office:value-type="float"/>
          <table:table-cell table:number-matrix-columns-spanned="1" table:number-matrix-rows-spanned="1" table:formula="of:=SUM(([.M3:.M27]-[.$Z3:.$Z27])^2)^0.5" office:value-type="float"/>
          <table:table-cell table:number-matrix-columns-spanned="1" table:number-matrix-rows-spanned="1" table:formula="of:=SUM(([.N3:.N27]-[.$AA3:.$AA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O3:.$O27])" office:value-type="float"/>
          <table:table-cell table:number-matrix-columns-spanned="1" table:number-matrix-rows-spanned="1" table:formula="of:=SUM([.C3:.C27]=[.$P3:.$P27])" office:value-type="float"/>
          <table:table-cell table:number-matrix-columns-spanned="1" table:number-matrix-rows-spanned="1" table:formula="of:=SUM([.D3:.D27]=[.$Q3:.$Q27])" office:value-type="float"/>
          <table:table-cell table:number-matrix-columns-spanned="1" table:number-matrix-rows-spanned="1" table:formula="of:=SUM([.E3:.E27]=[.$R3:.$R27])" office:value-type="float"/>
          <table:table-cell table:number-matrix-columns-spanned="1" table:number-matrix-rows-spanned="1" table:formula="of:=SUM([.F3:.F27]=[.$S3:.$S27])" office:value-type="float"/>
          <table:table-cell table:number-matrix-columns-spanned="1" table:number-matrix-rows-spanned="1" table:formula="of:=SUM([.G3:.G27]=[.$T3:.$T27])" office:value-type="float"/>
          <table:table-cell table:number-matrix-columns-spanned="1" table:number-matrix-rows-spanned="1" table:formula="of:=SUM([.H3:.H27]=[.$U3:.$U27])" office:value-type="float"/>
          <table:table-cell table:number-matrix-columns-spanned="1" table:number-matrix-rows-spanned="1" table:formula="of:=SUM([.I3:.I27]=[.$V3:.$V27])" office:value-type="float"/>
          <table:table-cell table:number-matrix-columns-spanned="1" table:number-matrix-rows-spanned="1" table:formula="of:=SUM([.J3:.J27]=[.$W3:.$W27])" office:value-type="float"/>
          <table:table-cell table:number-matrix-columns-spanned="1" table:number-matrix-rows-spanned="1" table:formula="of:=SUM([.K3:.K27]=[.$X3:.$X27])" office:value-type="float"/>
          <table:table-cell table:number-matrix-columns-spanned="1" table:number-matrix-rows-spanned="1" table:formula="of:=SUM([.L3:.L27]=[.$Y3:.$Y27])" office:value-type="float"/>
          <table:table-cell table:number-matrix-columns-spanned="1" table:number-matrix-rows-spanned="1" table:formula="of:=SUM([.M3:.M27]=[.$Z3:.$Z27])" office:value-type="float"/>
          <table:table-cell table:number-matrix-columns-spanned="1" table:number-matrix-rows-spanned="1" table:formula="of:=SUM([.N3:.N27]=[.$AA3:.$AA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AB3:.$AB27])" office:value-type="float"/>
          <table:table-cell table:number-matrix-columns-spanned="1" table:number-matrix-rows-spanned="1" table:formula="of:=SUM([.C3:.C27]&lt;[.$AC3:.$AC27])" office:value-type="float"/>
          <table:table-cell table:number-matrix-columns-spanned="1" table:number-matrix-rows-spanned="1" table:formula="of:=SUM([.D3:.D27]&lt;[.$AD3:.$AD27])" office:value-type="float"/>
          <table:table-cell table:number-matrix-columns-spanned="1" table:number-matrix-rows-spanned="1" table:formula="of:=SUM([.E3:.E27]&lt;[.$AE3:.$AE27])" office:value-type="float"/>
          <table:table-cell table:number-matrix-columns-spanned="1" table:number-matrix-rows-spanned="1" table:formula="of:=SUM([.F3:.F27]&lt;[.$AF3:.$AF27])" office:value-type="float"/>
          <table:table-cell table:number-matrix-columns-spanned="1" table:number-matrix-rows-spanned="1" table:formula="of:=SUM([.G3:.G27]&lt;[.$AG3:.$AG27])" office:value-type="float"/>
          <table:table-cell table:number-matrix-columns-spanned="1" table:number-matrix-rows-spanned="1" table:formula="of:=SUM([.H3:.H27]&lt;[.$AH3:.$AH27])" office:value-type="float"/>
          <table:table-cell table:number-matrix-columns-spanned="1" table:number-matrix-rows-spanned="1" table:formula="of:=SUM([.I3:.I27]&lt;[.$AI3:.$AI27])" office:value-type="float"/>
          <table:table-cell table:number-matrix-columns-spanned="1" table:number-matrix-rows-spanned="1" table:formula="of:=SUM([.J3:.J27]&lt;[.$AJ3:.$AJ27])" office:value-type="float"/>
          <table:table-cell table:number-matrix-columns-spanned="1" table:number-matrix-rows-spanned="1" table:formula="of:=SUM([.K3:.K27]&lt;[.$AK3:.$AK27])" office:value-type="float"/>
          <table:table-cell table:number-matrix-columns-spanned="1" table:number-matrix-rows-spanned="1" table:formula="of:=SUM([.L3:.L27]&lt;[.$AL3:.$AL27])" office:value-type="float"/>
          <table:table-cell table:number-matrix-columns-spanned="1" table:number-matrix-rows-spanned="1" table:formula="of:=SUM([.M3:.M27]&lt;[.$AM3:.$AM27])" office:value-type="float"/>
          <table:table-cell table:number-matrix-columns-spanned="1" table:number-matrix-rows-spanned="1" table:formula="of:=SUM([.N3:.N27]&lt;[.$AN3:.$AN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AB3:.$AB27])" office:value-type="float"/>
          <table:table-cell table:number-matrix-columns-spanned="1" table:number-matrix-rows-spanned="1" table:formula="of:=SUM([.C3:.C27]&gt;[.$AC3:.$AC27])" office:value-type="float"/>
          <table:table-cell table:number-matrix-columns-spanned="1" table:number-matrix-rows-spanned="1" table:formula="of:=SUM([.D3:.D27]&gt;[.$AD3:.$AD27])" office:value-type="float"/>
          <table:table-cell table:number-matrix-columns-spanned="1" table:number-matrix-rows-spanned="1" table:formula="of:=SUM([.E3:.E27]&gt;[.$AE3:.$AE27])" office:value-type="float"/>
          <table:table-cell table:number-matrix-columns-spanned="1" table:number-matrix-rows-spanned="1" table:formula="of:=SUM([.F3:.F27]&gt;[.$AF3:.$AF27])" office:value-type="float"/>
          <table:table-cell table:number-matrix-columns-spanned="1" table:number-matrix-rows-spanned="1" table:formula="of:=SUM([.G3:.G27]&gt;[.$AG3:.$AG27])" office:value-type="float"/>
          <table:table-cell table:number-matrix-columns-spanned="1" table:number-matrix-rows-spanned="1" table:formula="of:=SUM([.H3:.H27]&gt;[.$AH3:.$AH27])" office:value-type="float"/>
          <table:table-cell table:number-matrix-columns-spanned="1" table:number-matrix-rows-spanned="1" table:formula="of:=SUM([.I3:.I27]&gt;[.$AI3:.$AI27])" office:value-type="float"/>
          <table:table-cell table:number-matrix-columns-spanned="1" table:number-matrix-rows-spanned="1" table:formula="of:=SUM([.J3:.J27]&gt;[.$AJ3:.$AJ27])" office:value-type="float"/>
          <table:table-cell table:number-matrix-columns-spanned="1" table:number-matrix-rows-spanned="1" table:formula="of:=SUM([.K3:.K27]&gt;[.$AK3:.$AK27])" office:value-type="float"/>
          <table:table-cell table:number-matrix-columns-spanned="1" table:number-matrix-rows-spanned="1" table:formula="of:=SUM([.L3:.L27]&gt;[.$AL3:.$AL27])" office:value-type="float"/>
          <table:table-cell table:number-matrix-columns-spanned="1" table:number-matrix-rows-spanned="1" table:formula="of:=SUM([.M3:.M27]&gt;[.$AM3:.$AM27])" office:value-type="float"/>
          <table:table-cell table:number-matrix-columns-spanned="1" table:number-matrix-rows-spanned="1" table:formula="of:=SUM([.N3:.N27]&gt;[.$AN3:.$AN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AO3:.$AO27])" office:value-type="float"/>
          <table:table-cell table:number-matrix-columns-spanned="1" table:number-matrix-rows-spanned="1" table:formula="of:=SUM([.C3:.C27]=[.$AP3:.$AP27])" office:value-type="float"/>
          <table:table-cell table:number-matrix-columns-spanned="1" table:number-matrix-rows-spanned="1" table:formula="of:=SUM([.D3:.D27]=[.$AQ3:.$AQ27])" office:value-type="float"/>
          <table:table-cell table:number-matrix-columns-spanned="1" table:number-matrix-rows-spanned="1" table:formula="of:=SUM([.E3:.E27]=[.$AR3:.$AR27])" office:value-type="float"/>
          <table:table-cell table:number-matrix-columns-spanned="1" table:number-matrix-rows-spanned="1" table:formula="of:=SUM([.F3:.F27]=[.$AS3:.$AS27])" office:value-type="float"/>
          <table:table-cell table:number-matrix-columns-spanned="1" table:number-matrix-rows-spanned="1" table:formula="of:=SUM([.G3:.G27]=[.$AT3:.$AT27])" office:value-type="float"/>
          <table:table-cell table:number-matrix-columns-spanned="1" table:number-matrix-rows-spanned="1" table:formula="of:=SUM([.H3:.H27]=[.$AU3:.$AU27])" office:value-type="float"/>
          <table:table-cell table:number-matrix-columns-spanned="1" table:number-matrix-rows-spanned="1" table:formula="of:=SUM([.I3:.I27]=[.$AV3:.$AV27])" office:value-type="float"/>
          <table:table-cell table:number-matrix-columns-spanned="1" table:number-matrix-rows-spanned="1" table:formula="of:=SUM([.J3:.J27]=[.$AW3:.$AW27])" office:value-type="float"/>
          <table:table-cell table:number-matrix-columns-spanned="1" table:number-matrix-rows-spanned="1" table:formula="of:=SUM([.K3:.K27]=[.$AX3:.$AX27])" office:value-type="float"/>
          <table:table-cell table:number-matrix-columns-spanned="1" table:number-matrix-rows-spanned="1" table:formula="of:=SUM([.L3:.L27]=[.$AY3:.$AY27])" office:value-type="float"/>
          <table:table-cell table:number-matrix-columns-spanned="1" table:number-matrix-rows-spanned="1" table:formula="of:=SUM([.M3:.M27]=[.$AZ3:.$AZ27])" office:value-type="float"/>
          <table:table-cell table:number-matrix-columns-spanned="1" table:number-matrix-rows-spanned="1" table:formula="of:=SUM([.N3:.N27]=[.$BA3:.$BA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O3:.$O7])^2)^0.5" office:value-type="float"/>
          <table:table-cell table:number-matrix-columns-spanned="1" table:number-matrix-rows-spanned="1" table:formula="of:=SUM(([.C3:.C7]-[.$P3:.$P7])^2)^0.5" office:value-type="float"/>
          <table:table-cell table:number-matrix-columns-spanned="1" table:number-matrix-rows-spanned="1" table:formula="of:=SUM(([.D3:.D7]-[.$Q3:.$Q7])^2)^0.5" office:value-type="float"/>
          <table:table-cell table:number-matrix-columns-spanned="1" table:number-matrix-rows-spanned="1" table:formula="of:=SUM(([.E3:.E7]-[.$R3:.$R7])^2)^0.5" office:value-type="float"/>
          <table:table-cell table:number-matrix-columns-spanned="1" table:number-matrix-rows-spanned="1" table:formula="of:=SUM(([.F3:.F7]-[.$S3:.$S7])^2)^0.5" office:value-type="float"/>
          <table:table-cell table:number-matrix-columns-spanned="1" table:number-matrix-rows-spanned="1" table:formula="of:=SUM(([.G3:.G7]-[.$T3:.$T7])^2)^0.5" office:value-type="float"/>
          <table:table-cell table:number-matrix-columns-spanned="1" table:number-matrix-rows-spanned="1" table:formula="of:=SUM(([.H3:.H7]-[.$U3:.$U7])^2)^0.5" office:value-type="float"/>
          <table:table-cell table:number-matrix-columns-spanned="1" table:number-matrix-rows-spanned="1" table:formula="of:=SUM(([.I3:.I7]-[.$V3:.$V7])^2)^0.5" office:value-type="float"/>
          <table:table-cell table:number-matrix-columns-spanned="1" table:number-matrix-rows-spanned="1" table:formula="of:=SUM(([.J3:.J7]-[.$W3:.$W7])^2)^0.5" office:value-type="float"/>
          <table:table-cell table:number-matrix-columns-spanned="1" table:number-matrix-rows-spanned="1" table:formula="of:=SUM(([.K3:.K7]-[.$X3:.$X7])^2)^0.5" office:value-type="float"/>
          <table:table-cell table:number-matrix-columns-spanned="1" table:number-matrix-rows-spanned="1" table:formula="of:=SUM(([.L3:.L7]-[.$Y3:.$Y7])^2)^0.5" office:value-type="float"/>
          <table:table-cell table:number-matrix-columns-spanned="1" table:number-matrix-rows-spanned="1" table:formula="of:=SUM(([.M3:.M7]-[.$Z3:.$Z7])^2)^0.5" office:value-type="float"/>
          <table:table-cell table:number-matrix-columns-spanned="1" table:number-matrix-rows-spanned="1" table:formula="of:=SUM(([.N3:.N7]-[.$AA3:.$AA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O3:.$O7])" office:value-type="float"/>
          <table:table-cell table:number-matrix-columns-spanned="1" table:number-matrix-rows-spanned="1" table:formula="of:=SUM([.C3:.C7]=[.$P3:.$P7])" office:value-type="float"/>
          <table:table-cell table:number-matrix-columns-spanned="1" table:number-matrix-rows-spanned="1" table:formula="of:=SUM([.D3:.D7]=[.$Q3:.$Q7])" office:value-type="float"/>
          <table:table-cell table:number-matrix-columns-spanned="1" table:number-matrix-rows-spanned="1" table:formula="of:=SUM([.E3:.E7]=[.$R3:.$R7])" office:value-type="float"/>
          <table:table-cell table:number-matrix-columns-spanned="1" table:number-matrix-rows-spanned="1" table:formula="of:=SUM([.F3:.F7]=[.$S3:.$S7])" office:value-type="float"/>
          <table:table-cell table:number-matrix-columns-spanned="1" table:number-matrix-rows-spanned="1" table:formula="of:=SUM([.G3:.G7]=[.$T3:.$T7])" office:value-type="float"/>
          <table:table-cell table:number-matrix-columns-spanned="1" table:number-matrix-rows-spanned="1" table:formula="of:=SUM([.H3:.H7]=[.$U3:.$U7])" office:value-type="float"/>
          <table:table-cell table:number-matrix-columns-spanned="1" table:number-matrix-rows-spanned="1" table:formula="of:=SUM([.I3:.I7]=[.$V3:.$V7])" office:value-type="float"/>
          <table:table-cell table:number-matrix-columns-spanned="1" table:number-matrix-rows-spanned="1" table:formula="of:=SUM([.J3:.J7]=[.$W3:.$W7])" office:value-type="float"/>
          <table:table-cell table:number-matrix-columns-spanned="1" table:number-matrix-rows-spanned="1" table:formula="of:=SUM([.K3:.K7]=[.$X3:.$X7])" office:value-type="float"/>
          <table:table-cell table:number-matrix-columns-spanned="1" table:number-matrix-rows-spanned="1" table:formula="of:=SUM([.L3:.L7]=[.$Y3:.$Y7])" office:value-type="float"/>
          <table:table-cell table:number-matrix-columns-spanned="1" table:number-matrix-rows-spanned="1" table:formula="of:=SUM([.M3:.M7]=[.$Z3:.$Z7])" office:value-type="float"/>
          <table:table-cell table:number-matrix-columns-spanned="1" table:number-matrix-rows-spanned="1" table:formula="of:=SUM([.N3:.N7]=[.$AA3:.$AA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B3:.$AB7])" office:value-type="float"/>
          <table:table-cell table:number-matrix-columns-spanned="1" table:number-matrix-rows-spanned="1" table:formula="of:=SUM([.C3:.C7]&lt;[.$AC3:.$AC7])" office:value-type="float"/>
          <table:table-cell table:number-matrix-columns-spanned="1" table:number-matrix-rows-spanned="1" table:formula="of:=SUM([.D3:.D7]&lt;[.$AD3:.$AD7])" office:value-type="float"/>
          <table:table-cell table:number-matrix-columns-spanned="1" table:number-matrix-rows-spanned="1" table:formula="of:=SUM([.E3:.E7]&lt;[.$AE3:.$AE7])" office:value-type="float"/>
          <table:table-cell table:number-matrix-columns-spanned="1" table:number-matrix-rows-spanned="1" table:formula="of:=SUM([.F3:.F7]&lt;[.$AF3:.$AF7])" office:value-type="float"/>
          <table:table-cell table:number-matrix-columns-spanned="1" table:number-matrix-rows-spanned="1" table:formula="of:=SUM([.G3:.G7]&lt;[.$AG3:.$AG7])" office:value-type="float"/>
          <table:table-cell table:number-matrix-columns-spanned="1" table:number-matrix-rows-spanned="1" table:formula="of:=SUM([.H3:.H7]&lt;[.$AH3:.$AH7])" office:value-type="float"/>
          <table:table-cell table:number-matrix-columns-spanned="1" table:number-matrix-rows-spanned="1" table:formula="of:=SUM([.I3:.I7]&lt;[.$AI3:.$AI7])" office:value-type="float"/>
          <table:table-cell table:number-matrix-columns-spanned="1" table:number-matrix-rows-spanned="1" table:formula="of:=SUM([.J3:.J7]&lt;[.$AJ3:.$AJ7])" office:value-type="float"/>
          <table:table-cell table:number-matrix-columns-spanned="1" table:number-matrix-rows-spanned="1" table:formula="of:=SUM([.K3:.K7]&lt;[.$AK3:.$AK7])" office:value-type="float"/>
          <table:table-cell table:number-matrix-columns-spanned="1" table:number-matrix-rows-spanned="1" table:formula="of:=SUM([.L3:.L7]&lt;[.$AL3:.$AL7])" office:value-type="float"/>
          <table:table-cell table:number-matrix-columns-spanned="1" table:number-matrix-rows-spanned="1" table:formula="of:=SUM([.M3:.M7]&lt;[.$AM3:.$AM7])" office:value-type="float"/>
          <table:table-cell table:number-matrix-columns-spanned="1" table:number-matrix-rows-spanned="1" table:formula="of:=SUM([.N3:.N7]&lt;[.$AN3:.$AN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B3:.$AB7])" office:value-type="float"/>
          <table:table-cell table:number-matrix-columns-spanned="1" table:number-matrix-rows-spanned="1" table:formula="of:=SUM([.C3:.C7]&gt;[.$AC3:.$AC7])" office:value-type="float"/>
          <table:table-cell table:number-matrix-columns-spanned="1" table:number-matrix-rows-spanned="1" table:formula="of:=SUM([.D3:.D7]&gt;[.$AD3:.$AD7])" office:value-type="float"/>
          <table:table-cell table:number-matrix-columns-spanned="1" table:number-matrix-rows-spanned="1" table:formula="of:=SUM([.E3:.E7]&gt;[.$AE3:.$AE7])" office:value-type="float"/>
          <table:table-cell table:number-matrix-columns-spanned="1" table:number-matrix-rows-spanned="1" table:formula="of:=SUM([.F3:.F7]&gt;[.$AF3:.$AF7])" office:value-type="float"/>
          <table:table-cell table:number-matrix-columns-spanned="1" table:number-matrix-rows-spanned="1" table:formula="of:=SUM([.G3:.G7]&gt;[.$AG3:.$AG7])" office:value-type="float"/>
          <table:table-cell table:number-matrix-columns-spanned="1" table:number-matrix-rows-spanned="1" table:formula="of:=SUM([.H3:.H7]&gt;[.$AH3:.$AH7])" office:value-type="float"/>
          <table:table-cell table:number-matrix-columns-spanned="1" table:number-matrix-rows-spanned="1" table:formula="of:=SUM([.I3:.I7]&gt;[.$AI3:.$AI7])" office:value-type="float"/>
          <table:table-cell table:number-matrix-columns-spanned="1" table:number-matrix-rows-spanned="1" table:formula="of:=SUM([.J3:.J7]&gt;[.$AJ3:.$AJ7])" office:value-type="float"/>
          <table:table-cell table:number-matrix-columns-spanned="1" table:number-matrix-rows-spanned="1" table:formula="of:=SUM([.K3:.K7]&gt;[.$AK3:.$AK7])" office:value-type="float"/>
          <table:table-cell table:number-matrix-columns-spanned="1" table:number-matrix-rows-spanned="1" table:formula="of:=SUM([.L3:.L7]&gt;[.$AL3:.$AL7])" office:value-type="float"/>
          <table:table-cell table:number-matrix-columns-spanned="1" table:number-matrix-rows-spanned="1" table:formula="of:=SUM([.M3:.M7]&gt;[.$AM3:.$AM7])" office:value-type="float"/>
          <table:table-cell table:number-matrix-columns-spanned="1" table:number-matrix-rows-spanned="1" table:formula="of:=SUM([.N3:.N7]&gt;[.$AN3:.$AN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AO3:.$AO7])" office:value-type="float"/>
          <table:table-cell table:number-matrix-columns-spanned="1" table:number-matrix-rows-spanned="1" table:formula="of:=SUM([.C3:.C7]=[.$AP3:.$AP7])" office:value-type="float"/>
          <table:table-cell table:number-matrix-columns-spanned="1" table:number-matrix-rows-spanned="1" table:formula="of:=SUM([.D3:.D7]=[.$AQ3:.$AQ7])" office:value-type="float"/>
          <table:table-cell table:number-matrix-columns-spanned="1" table:number-matrix-rows-spanned="1" table:formula="of:=SUM([.E3:.E7]=[.$AR3:.$AR7])" office:value-type="float"/>
          <table:table-cell table:number-matrix-columns-spanned="1" table:number-matrix-rows-spanned="1" table:formula="of:=SUM([.F3:.F7]=[.$AS3:.$AS7])" office:value-type="float"/>
          <table:table-cell table:number-matrix-columns-spanned="1" table:number-matrix-rows-spanned="1" table:formula="of:=SUM([.G3:.G7]=[.$AT3:.$AT7])" office:value-type="float"/>
          <table:table-cell table:number-matrix-columns-spanned="1" table:number-matrix-rows-spanned="1" table:formula="of:=SUM([.H3:.H7]=[.$AU3:.$AU7])" office:value-type="float"/>
          <table:table-cell table:number-matrix-columns-spanned="1" table:number-matrix-rows-spanned="1" table:formula="of:=SUM([.I3:.I7]=[.$AV3:.$AV7])" office:value-type="float"/>
          <table:table-cell table:number-matrix-columns-spanned="1" table:number-matrix-rows-spanned="1" table:formula="of:=SUM([.J3:.J7]=[.$AW3:.$AW7])" office:value-type="float"/>
          <table:table-cell table:number-matrix-columns-spanned="1" table:number-matrix-rows-spanned="1" table:formula="of:=SUM([.K3:.K7]=[.$AX3:.$AX7])" office:value-type="float"/>
          <table:table-cell table:number-matrix-columns-spanned="1" table:number-matrix-rows-spanned="1" table:formula="of:=SUM([.L3:.L7]=[.$AY3:.$AY7])" office:value-type="float"/>
          <table:table-cell table:number-matrix-columns-spanned="1" table:number-matrix-rows-spanned="1" table:formula="of:=SUM([.M3:.M7]=[.$AZ3:.$AZ7])" office:value-type="float"/>
          <table:table-cell table:number-matrix-columns-spanned="1" table:number-matrix-rows-spanned="1" table:formula="of:=SUM([.N3:.N7]=[.$BA3:.$BA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